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Consolas, 'Courier New', monospace"/>
    <style:font-face style:name="Ubuntu" svg:font-family="Ubuntu, Arial, Helvetic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4a4a4a" fo:letter-spacing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4a4a4a" style:font-name="Ubuntu" fo:font-size="12pt" fo:letter-spacing="normal" fo:font-style="normal" fo:font-weight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666666" fo:letter-spacing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666666" style:font-name="Roboto Mono" fo:font-size="10.5pt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a4a4a" style:font-name="Ubuntu" fo:font-size="12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666666" fo:letter-spacing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style:font-name="Ubuntu" fo:font-size="12pt" fo:font-style="normal" fo:font-weight="bold"/>
    </style:style>
    <style:style style:name="T2" style:family="text">
      <style:text-properties style:font-name="Ubuntu" fo:font-size="12pt" fo:font-style="normal" fo:font-weight="normal"/>
    </style:style>
    <style:style style:name="T3" style:family="text">
      <style:text-properties fo:color="#4a4a4a" style:font-name="Roboto Mono" fo:font-size="10.5pt" fo:font-style="normal" fo:font-weight="bold"/>
    </style:style>
    <style:style style:name="T4" style:family="text">
      <style:text-properties fo:color="#aaaaaa"/>
    </style:style>
    <style:style style:name="T5" style:family="text">
      <style:text-properties fo:color="#aaaaaa" style:font-name="Ubuntu" fo:font-size="12pt" fo:font-style="normal" fo:font-weight="normal"/>
    </style:style>
    <style:style style:name="T6" style:family="text">
      <style:text-properties fo:color="#aaaaaa" style:font-name="Roboto Mono" fo:font-size="10.5pt" fo:font-style="normal" fo:font-weight="normal"/>
    </style:style>
    <style:style style:name="T7" style:family="text">
      <style:text-properties fo:color="#777777" style:font-name="Ubuntu" fo:font-size="12pt"/>
    </style:style>
    <style:style style:name="T8" style:family="text">
      <style:text-properties fo:color="#777777" style:font-name="Ubuntu" fo:font-size="12pt" fo:font-style="normal" fo:font-weight="normal"/>
    </style:style>
    <style:style style:name="T9" style:family="text">
      <style:text-properties fo:color="#777777" style:font-name="Roboto Mono" fo:font-size="10.5pt" fo:font-style="normal" fo:font-weight="normal"/>
    </style:style>
    <style:style style:name="T10" style:family="text">
      <style:text-properties fo:color="#ffffff" style:font-name="Ubuntu" fo:font-size="12pt" fo:font-style="normal" fo:font-weight="normal" fo:background-color="#c0392b" loext:char-shading-value="0"/>
    </style:style>
    <style:style style:name="T11" style:family="text">
      <style:text-properties fo:color="#ffffff" style:font-name="Roboto Mono" fo:font-size="10.5pt" fo:font-style="normal" fo:font-weight="normal" fo:background-color="#c0392b" loext:char-shading-value="0"/>
    </style:style>
    <style:style style:name="T12" style:family="text">
      <style:text-properties style:font-name="Roboto Mono" fo:font-size="10.5pt" fo:font-style="normal" fo:font-weight="normal"/>
    </style:style>
    <style:style style:name="T13" style:family="text">
      <style:text-properties fo:font-variant="normal" fo:text-transform="none" fo:color="#666666" style:font-name="Roboto Mono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s-0"/>{</text:p>
      <text:p text:style-name="P1">   <text:bookmark text:name="s-1"/><text:span text:style-name="T1">"preguntas"</text:span><text:bookmark text:name="s-2"/><text:span text:style-name="T5">:</text:span><text:bookmark text:name="s-3"/><text:span text:style-name="T2">[</text:span></text:p>
      <text:p text:style-name="P1">      <text:bookmark text:name="s-4"/><text:span text:style-name="T2">{</text:span></text:p>
      <text:p text:style-name="P1">         <text:bookmark text:name="s-5"/><text:span text:style-name="T1">"pregunta"</text:span><text:bookmark text:name="s-6"/><text:span text:style-name="T5">:</text:span><text:bookmark text:name="s-7"/><text:span text:style-name="T8">"¿Quién es el presidente de Argentina?"</text:span><text:bookmark text:name="s-8"/><text:span text:style-name="T5">,</text:span><text:span text:style-name="T2"><text:line-break/>         </text:span><text:bookmark text:name="s-9"/><text:span text:style-name="T1">"respuesta"</text:span><text:bookmark text:name="s-10"/><text:span text:style-name="T5">:</text:span><text:bookmark text:name="s-11"/><text:span text:style-name="T8">"Anibal Fernázndez"</text:span><text:bookmark text:name="s-12"/><text:span text:style-name="T5">,</text:span><text:span text:style-name="T2"><text:line-break/>         </text:span><text:bookmark text:name="s-13"/><text:span text:style-name="T1">"categoria"</text:span><text:bookmark text:name="s-14"/><text:span text:style-name="T5">:</text:span><text:bookmark text:name="s-15"/><text:span text:style-name="T8">"Historia"</text:span><text:bookmark text:name="s-16"/><text:span text:style-name="T5">,</text:span><text:span text:style-name="T2"><text:line-break/>         </text:span><text:bookmark text:name="s-17"/><text:span text:style-name="T1">"Nivel"</text:span><text:bookmark text:name="s-18"/><text:span text:style-name="T5">:</text:span><text:bookmark text:name="s-19"/><text:span text:style-name="T8">1</text:span></text:p>
      <text:p text:style-name="P1">      </text:p>
      <text:p text:style-name="P2"><text:bookmark text:name="s-20"/>}<text:bookmark text:name="s-21"/><text:span text:style-name="T4">,</text:span><text:line-break/>      <text:bookmark text:name="s-22"/>{</text:p>
      <text:p text:style-name="P1">         <text:bookmark text:name="s-23"/><text:span text:style-name="T1">"pregunta"</text:span><text:bookmark text:name="s-24"/><text:span text:style-name="T5">:</text:span><text:bookmark text:name="s-25"/><text:span text:style-name="T8">"¿En que continente se encuentra México?"</text:span><text:bookmark text:name="s-26"/><text:span text:style-name="T5">,</text:span><text:span text:style-name="T2"><text:line-break/>         </text:span><text:bookmark text:name="s-27"/><text:span text:style-name="T1">"respuesta"</text:span><text:bookmark text:name="s-28"/><text:span text:style-name="T5">:</text:span><text:bookmark text:name="s-29"/><text:span text:style-name="T8">"Continente America del Norte"</text:span><text:bookmark text:name="s-30"/><text:span text:style-name="T5">,</text:span><text:span text:style-name="T2"><text:line-break/>         </text:span><text:bookmark text:name="s-31"/><text:span text:style-name="T1">"categoria"</text:span><text:bookmark text:name="s-32"/><text:span text:style-name="T5">:</text:span><text:bookmark text:name="s-33"/><text:span text:style-name="T8">"Geografía"</text:span><text:bookmark text:name="s-34"/><text:span text:style-name="T5">,</text:span><text:span text:style-name="T2"><text:line-break/>         </text:span><text:bookmark text:name="s-35"/><text:span text:style-name="T1">"Nivel"</text:span><text:bookmark text:name="s-36"/><text:span text:style-name="T5">:</text:span><text:bookmark text:name="s-37"/><text:span text:style-name="T8">1</text:span></text:p>
      <text:p text:style-name="P1">      </text:p>
      <text:p text:style-name="P2"><text:bookmark text:name="s-38"/>}<text:bookmark text:name="s-39"/><text:span text:style-name="T4">,</text:span><text:line-break/>      <text:bookmark text:name="s-40"/>{</text:p>
      <text:p text:style-name="P1">         <text:bookmark text:name="s-41"/><text:span text:style-name="T1">"pregunta"</text:span><text:bookmark text:name="s-42"/><text:span text:style-name="T5">:</text:span><text:bookmark text:name="s-43"/><text:span text:style-name="T8">"¿Quién es Leonel Messi?"</text:span><text:bookmark text:name="s-44"/><text:span text:style-name="T5">,</text:span><text:span text:style-name="T2"><text:line-break/>         </text:span><text:bookmark text:name="s-45"/><text:span text:style-name="T1">"respuesta"</text:span><text:bookmark text:name="s-46"/><text:span text:style-name="T5">:</text:span><text:bookmark text:name="s-47"/><text:span text:style-name="T8">"Un jugador de fútbol"</text:span><text:bookmark text:name="s-48"/><text:span text:style-name="T5">,</text:span><text:span text:style-name="T2"><text:line-break/>         </text:span><text:bookmark text:name="s-49"/><text:span text:style-name="T1">"categoria"</text:span><text:bookmark text:name="s-50"/><text:span text:style-name="T5">:</text:span><text:bookmark text:name="s-51"/><text:span text:style-name="T8">"Deporte"</text:span><text:bookmark text:name="s-52"/><text:span text:style-name="T5">,</text:span><text:span text:style-name="T2"><text:line-break/>         </text:span><text:bookmark text:name="s-53"/><text:span text:style-name="T1">"Nivel"</text:span><text:bookmark text:name="s-54"/><text:span text:style-name="T5">:</text:span><text:bookmark text:name="s-55"/><text:span text:style-name="T8">1</text:span></text:p>
      <text:p text:style-name="P1">      </text:p>
      <text:p text:style-name="P2"><text:bookmark text:name="s-56"/>}<text:bookmark text:name="s-57"/><text:span text:style-name="T4">,</text:span><text:line-break/>      <text:bookmark text:name="s-58"/>{</text:p>
      <text:p text:style-name="P1">         <text:bookmark text:name="s-59"/><text:span text:style-name="T1">"pregunta"</text:span><text:bookmark text:name="s-60"/><text:span text:style-name="T5">:</text:span><text:bookmark text:name="s-61"/><text:span text:style-name="T8">"¿Cuál es el órgano de mayor tamaño?"</text:span><text:bookmark text:name="s-62"/><text:span text:style-name="T5">,</text:span><text:span text:style-name="T2"><text:line-break/>         </text:span><text:bookmark text:name="s-63"/><text:span text:style-name="T1">"respuesta"</text:span><text:bookmark text:name="s-64"/><text:span text:style-name="T5">:</text:span><text:bookmark text:name="s-65"/><text:span text:style-name="T8">"La piel"</text:span><text:bookmark text:name="s-66"/><text:span text:style-name="T5">,</text:span><text:span text:style-name="T2"><text:line-break/>         </text:span><text:bookmark text:name="s-67"/><text:span text:style-name="T1">"categoria"</text:span><text:bookmark text:name="s-68"/><text:span text:style-name="T5">:</text:span><text:bookmark text:name="s-69"/><text:span text:style-name="T8">"Medicina"</text:span><text:bookmark text:name="s-70"/><text:span text:style-name="T5">,</text:span><text:span text:style-name="T2"><text:line-break/>         </text:span><text:bookmark text:name="s-71"/><text:span text:style-name="T1">"Nivel"</text:span><text:bookmark text:name="s-72"/><text:span text:style-name="T5">:</text:span><text:bookmark text:name="s-73"/><text:span text:style-name="T8">2</text:span></text:p>
      <text:p text:style-name="P1">      </text:p>
      <text:p text:style-name="P2"><text:bookmark text:name="s-74"/>}<text:bookmark text:name="s-75"/><text:span text:style-name="T4">,</text:span><text:line-break/>      <text:bookmark text:name="s-76"/>{</text:p>
      <text:p text:style-name="P1">         <text:bookmark text:name="s-77"/><text:span text:style-name="T1">"pregunta"</text:span><text:bookmark text:name="s-78"/><text:span text:style-name="T5">:</text:span><text:bookmark text:name="s-79"/><text:span text:style-name="T8">"¿Qué es DNI?"</text:span><text:bookmark text:name="s-80"/><text:span text:style-name="T5">,</text:span><text:span text:style-name="T2"><text:line-break/>         </text:span><text:bookmark text:name="s-81"/><text:span text:style-name="T1">"respuesta"</text:span><text:bookmark text:name="s-82"/><text:span text:style-name="T5">:</text:span><text:bookmark text:name="s-83"/><text:span text:style-name="T8">"Documento Nacional de Identidad"</text:span><text:bookmark text:name="s-84"/><text:span text:style-name="T5">,</text:span><text:span text:style-name="T2"><text:line-break/>         </text:span><text:bookmark text:name="s-85"/><text:span text:style-name="T1">"categoria"</text:span><text:bookmark text:name="s-86"/><text:span text:style-name="T5">:</text:span><text:bookmark text:name="s-87"/><text:span text:style-name="T8">"Historia"</text:span><text:bookmark text:name="s-88"/><text:span text:style-name="T5">,</text:span><text:span text:style-name="T2"><text:line-break/>         </text:span><text:bookmark text:name="s-89"/><text:span text:style-name="T1">"Nivel"</text:span><text:bookmark text:name="s-90"/><text:span text:style-name="T5">:</text:span><text:bookmark text:name="s-91"/><text:span text:style-name="T8">2</text:span></text:p>
      <text:p text:style-name="P1">      </text:p>
      <text:p text:style-name="P2"><text:bookmark text:name="s-92"/>}<text:bookmark text:name="s-93"/><text:span text:style-name="T4">,</text:span><text:line-break/>      <text:bookmark text:name="s-94"/>{</text:p>
      <text:p text:style-name="P1">         <text:bookmark text:name="s-95"/><text:span text:style-name="T1">"pregunta"</text:span><text:bookmark text:name="s-96"/><text:span text:style-name="T5">:</text:span><text:bookmark text:name="s-97"/><text:span text:style-name="T8">"¿Quiés es Julio Cortázar?"</text:span><text:bookmark text:name="s-98"/><text:span text:style-name="T5">,</text:span><text:span text:style-name="T2"><text:line-break/>         </text:span><text:bookmark text:name="s-99"/><text:span text:style-name="T1">"respuesta"</text:span><text:bookmark text:name="s-100"/><text:span text:style-name="T5">:</text:span><text:bookmark text:name="s-101"/><text:span text:style-name="T8">"Un escritor"</text:span><text:bookmark text:name="s-102"/><text:span text:style-name="T5">,</text:span><text:span text:style-name="T2"><text:line-break/>         </text:span><text:bookmark text:name="s-103"/><text:span text:style-name="T1">"categoria"</text:span><text:bookmark text:name="s-104"/><text:span text:style-name="T5">:</text:span><text:bookmark text:name="s-105"/><text:span text:style-name="T8">"Literatura"</text:span><text:bookmark text:name="s-106"/><text:span text:style-name="T5">,</text:span><text:span text:style-name="T2"><text:line-break/>         </text:span><text:bookmark text:name="s-107"/><text:span text:style-name="T1">"Nivel"</text:span><text:bookmark text:name="s-108"/><text:span text:style-name="T5">:</text:span><text:bookmark text:name="s-109"/><text:span text:style-name="T8">2</text:span></text:p>
      <text:p text:style-name="P1">      </text:p>
      <text:p text:style-name="P2"><text:bookmark text:name="s-110"/>}<text:bookmark text:name="s-111"/><text:span text:style-name="T4">,</text:span><text:line-break/>      <text:bookmark text:name="s-112"/>{</text:p>
      <text:p text:style-name="P1">         <text:bookmark text:name="s-113"/><text:span text:style-name="T1">"pregunta"</text:span><text:bookmark text:name="s-114"/><text:span text:style-name="T5">:</text:span><text:bookmark text:name="s-115"/><text:span text:style-name="T8">"¿Qué son las siglas ADN?"</text:span><text:bookmark text:name="s-116"/><text:span text:style-name="T5">,</text:span><text:span text:style-name="T2"><text:line-break/>         </text:span><text:bookmark text:name="s-117"/><text:span text:style-name="T1">"respuesta"</text:span><text:bookmark text:name="s-118"/><text:span text:style-name="T5">:</text:span><text:bookmark text:name="s-119"/><text:span text:style-name="T8">"Ácido dexocirribonucleico"</text:span><text:bookmark text:name="s-120"/><text:span text:style-name="T5">,</text:span><text:span text:style-name="T2"><text:line-break/>         </text:span><text:bookmark text:name="s-121"/><text:span text:style-name="T1">"categoria"</text:span><text:bookmark text:name="s-122"/><text:span text:style-name="T5">:</text:span><text:bookmark text:name="s-123"/><text:span text:style-name="T8">"Ciencia"</text:span><text:bookmark text:name="s-124"/><text:span text:style-name="T5">,</text:span><text:span text:style-name="T2"><text:line-break/>         </text:span><text:bookmark text:name="s-125"/><text:span text:style-name="T1">"Nivel"</text:span><text:bookmark text:name="s-126"/><text:span text:style-name="T5">:</text:span><text:bookmark text:name="s-127"/><text:span text:style-name="T8">3</text:span></text:p>
      <text:p text:style-name="P1">      </text:p>
      <text:p text:style-name="P2"><text:bookmark text:name="s-128"/>}<text:bookmark text:name="s-129"/><text:span text:style-name="T4">,</text:span><text:line-break/>      <text:bookmark text:name="s-130"/>{</text:p>
      <text:p text:style-name="P4"><text:bookmark text:name="s-01"/><text:soft-page-break/><text:span text:style-name="T7">{</text:span></text:p>
      <text:p text:style-name="P6">   <text:bookmark text:name="s-131"/><text:span text:style-name="T3">"preguntas"</text:span><text:bookmark text:name="s-210"/><text:span text:style-name="T6">:</text:span><text:bookmark text:name="s-310"/><text:span text:style-name="T12">[</text:span></text:p>
      <text:p text:style-name="P3">      <text:bookmark text:name="s-410"/><text:span text:style-name="T12">{</text:span></text:p>
      <text:p text:style-name="P3">         <text:bookmark text:name="s-510"/><text:span text:style-name="T3">"pregunta"</text:span><text:bookmark text:name="s-610"/><text:span text:style-name="T6">:</text:span><text:bookmark text:name="s-710"/><text:span text:style-name="T9">"¿Quién es el presidente de Argentina?"</text:span><text:bookmark text:name="s-810"/><text:span text:style-name="T6">,</text:span><text:span text:style-name="T12"><text:line-break/>         </text:span><text:bookmark text:name="s-910"/><text:span text:style-name="T3">"respuesta"</text:span><text:bookmark text:name="s-1010"/><text:span text:style-name="T6">:</text:span><text:bookmark text:name="s-1110"/><text:span text:style-name="T9">"Anibal Fernázndez"</text:span><text:bookmark text:name="s-1210"/><text:span text:style-name="T6">,</text:span><text:span text:style-name="T12"><text:line-break/>         </text:span><text:bookmark text:name="s-132"/><text:span text:style-name="T3">"categoria"</text:span><text:bookmark text:name="s-141"/><text:span text:style-name="T6">:</text:span><text:bookmark text:name="s-151"/><text:span text:style-name="T9">"Historia"</text:span><text:bookmark text:name="s-161"/><text:span text:style-name="T6">,</text:span><text:span text:style-name="T12"><text:line-break/>         </text:span><text:bookmark text:name="s-171"/><text:span text:style-name="T3">"Nivel"</text:span><text:bookmark text:name="s-181"/><text:span text:style-name="T6">:</text:span><text:bookmark text:name="s-191"/><text:span text:style-name="T9">1</text:span></text:p>
      <text:p text:style-name="P3">      </text:p>
      <text:p text:style-name="P4"><text:bookmark text:name="s-201"/>}<text:bookmark text:name="s-211"/><text:span text:style-name="T4">,</text:span><text:line-break/>      <text:bookmark text:name="s-221"/>{</text:p>
      <text:p text:style-name="P3">         <text:bookmark text:name="s-231"/><text:span text:style-name="T3">"pregunta"</text:span><text:bookmark text:name="s-241"/><text:span text:style-name="T6">:</text:span><text:bookmark text:name="s-251"/><text:span text:style-name="T9">"¿En que continente se encuentra México?"</text:span><text:bookmark text:name="s-261"/><text:span text:style-name="T6">,</text:span><text:span text:style-name="T12"><text:line-break/>         </text:span><text:bookmark text:name="s-271"/><text:span text:style-name="T3">"respuesta"</text:span><text:bookmark text:name="s-281"/><text:span text:style-name="T6">:</text:span><text:bookmark text:name="s-291"/><text:span text:style-name="T9">"Continente America del Norte"</text:span><text:bookmark text:name="s-301"/><text:span text:style-name="T6">,</text:span><text:span text:style-name="T12"><text:line-break/>         </text:span><text:bookmark text:name="s-311"/><text:span text:style-name="T3">"categoria"</text:span><text:bookmark text:name="s-321"/><text:span text:style-name="T6">:</text:span><text:bookmark text:name="s-331"/><text:span text:style-name="T9">"Geografía"</text:span><text:bookmark text:name="s-341"/><text:span text:style-name="T6">,</text:span><text:span text:style-name="T12"><text:line-break/>         </text:span><text:bookmark text:name="s-351"/><text:span text:style-name="T3">"Nivel"</text:span><text:bookmark text:name="s-361"/><text:span text:style-name="T6">:</text:span><text:bookmark text:name="s-371"/><text:span text:style-name="T9">1</text:span></text:p>
      <text:p text:style-name="P3">      </text:p>
      <text:p text:style-name="P4"><text:bookmark text:name="s-381"/>}<text:bookmark text:name="s-391"/><text:span text:style-name="T4">,</text:span><text:line-break/>      <text:bookmark text:name="s-401"/>{</text:p>
      <text:p text:style-name="P3">         <text:bookmark text:name="s-411"/><text:span text:style-name="T3">"pregunta"</text:span><text:bookmark text:name="s-421"/><text:span text:style-name="T6">:</text:span><text:bookmark text:name="s-431"/><text:span text:style-name="T9">"¿Quién es Leonel Messi?"</text:span><text:bookmark text:name="s-441"/><text:span text:style-name="T6">,</text:span><text:span text:style-name="T12"><text:line-break/>         </text:span><text:bookmark text:name="s-451"/><text:span text:style-name="T3">"respuesta"</text:span><text:bookmark text:name="s-461"/><text:span text:style-name="T6">:</text:span><text:bookmark text:name="s-471"/><text:span text:style-name="T9">"Un jugador de fútbol"</text:span><text:bookmark text:name="s-481"/><text:span text:style-name="T6">,</text:span><text:span text:style-name="T12"><text:line-break/>         </text:span><text:bookmark text:name="s-491"/><text:span text:style-name="T3">"categoria"</text:span><text:bookmark text:name="s-501"/><text:span text:style-name="T6">:</text:span><text:bookmark text:name="s-511"/><text:span text:style-name="T9">"Deporte"</text:span><text:bookmark text:name="s-521"/><text:span text:style-name="T6">,</text:span><text:span text:style-name="T12"><text:line-break/>         </text:span><text:bookmark text:name="s-531"/><text:span text:style-name="T3">"Nivel"</text:span><text:bookmark text:name="s-541"/><text:span text:style-name="T6">:</text:span><text:bookmark text:name="s-551"/><text:span text:style-name="T9">1</text:span></text:p>
      <text:p text:style-name="P3">      </text:p>
      <text:p text:style-name="P4"><text:bookmark text:name="s-561"/>}<text:bookmark text:name="s-571"/><text:span text:style-name="T4">,</text:span><text:line-break/>      <text:bookmark text:name="s-581"/>{</text:p>
      <text:p text:style-name="P3">         <text:bookmark text:name="s-591"/><text:span text:style-name="T3">"pregunta"</text:span><text:bookmark text:name="s-601"/><text:span text:style-name="T6">:</text:span><text:bookmark text:name="s-611"/><text:span text:style-name="T9">"¿Cuál es el órgano de mayor tamaño?"</text:span><text:bookmark text:name="s-621"/><text:span text:style-name="T6">,</text:span><text:span text:style-name="T12"><text:line-break/>         </text:span><text:bookmark text:name="s-631"/><text:span text:style-name="T3">"respuesta"</text:span><text:bookmark text:name="s-641"/><text:span text:style-name="T6">:</text:span><text:bookmark text:name="s-651"/><text:span text:style-name="T9">"La piel"</text:span><text:bookmark text:name="s-661"/><text:span text:style-name="T6">,</text:span><text:span text:style-name="T12"><text:line-break/>         </text:span><text:bookmark text:name="s-671"/><text:span text:style-name="T3">"categoria"</text:span><text:bookmark text:name="s-681"/><text:span text:style-name="T6">:</text:span><text:bookmark text:name="s-691"/><text:span text:style-name="T9">"Medicina"</text:span><text:bookmark text:name="s-701"/><text:span text:style-name="T6">,</text:span><text:span text:style-name="T12"><text:line-break/>         </text:span><text:bookmark text:name="s-711"/><text:span text:style-name="T3">"Nivel"</text:span><text:bookmark text:name="s-721"/><text:span text:style-name="T6">:</text:span><text:bookmark text:name="s-731"/><text:span text:style-name="T9">2</text:span></text:p>
      <text:p text:style-name="P3">      </text:p>
      <text:p text:style-name="P4"><text:bookmark text:name="s-741"/>}<text:bookmark text:name="s-751"/><text:span text:style-name="T4">,</text:span><text:line-break/>      <text:bookmark text:name="s-761"/>{</text:p>
      <text:p text:style-name="P3">         <text:bookmark text:name="s-771"/><text:span text:style-name="T3">"pregunta"</text:span><text:bookmark text:name="s-781"/><text:span text:style-name="T6">:</text:span><text:bookmark text:name="s-791"/><text:span text:style-name="T9">"¿Qué es DNI?"</text:span><text:bookmark text:name="s-801"/><text:span text:style-name="T6">,</text:span><text:span text:style-name="T12"><text:line-break/>         </text:span><text:bookmark text:name="s-811"/><text:span text:style-name="T3">"respuesta"</text:span><text:bookmark text:name="s-821"/><text:span text:style-name="T6">:</text:span><text:bookmark text:name="s-831"/><text:span text:style-name="T9">"Documento Nacional de Identidad"</text:span><text:bookmark text:name="s-841"/><text:span text:style-name="T6">,</text:span><text:span text:style-name="T12"><text:line-break/>         </text:span><text:bookmark text:name="s-851"/><text:span text:style-name="T3">"categoria"</text:span><text:bookmark text:name="s-861"/><text:span text:style-name="T6">:</text:span><text:bookmark text:name="s-871"/><text:span text:style-name="T9">"Historia"</text:span><text:bookmark text:name="s-881"/><text:span text:style-name="T6">,</text:span><text:span text:style-name="T12"><text:line-break/>         </text:span><text:bookmark text:name="s-891"/><text:span text:style-name="T3">"Nivel"</text:span><text:bookmark text:name="s-901"/><text:span text:style-name="T6">:</text:span><text:bookmark text:name="s-911"/><text:span text:style-name="T9">2</text:span></text:p>
      <text:p text:style-name="P3">      </text:p>
      <text:p text:style-name="P4"><text:bookmark text:name="s-921"/>}<text:bookmark text:name="s-931"/><text:span text:style-name="T4">,</text:span><text:line-break/>      <text:bookmark text:name="s-941"/>{</text:p>
      <text:p text:style-name="P3">         <text:bookmark text:name="s-951"/><text:span text:style-name="T3">"pregunta"</text:span><text:bookmark text:name="s-961"/><text:span text:style-name="T6">:</text:span><text:bookmark text:name="s-971"/><text:span text:style-name="T9">"¿Quiés es Julio Cortázar?"</text:span><text:bookmark text:name="s-981"/><text:span text:style-name="T6">,</text:span><text:span text:style-name="T12"><text:line-break/>         </text:span><text:bookmark text:name="s-991"/><text:span text:style-name="T3">"respuesta"</text:span><text:bookmark text:name="s-1001"/><text:span text:style-name="T6">:</text:span><text:bookmark text:name="s-1011"/><text:span text:style-name="T9">"Un escritor"</text:span><text:bookmark text:name="s-1021"/><text:span text:style-name="T6">,</text:span><text:span text:style-name="T12"><text:line-break/>         </text:span><text:bookmark text:name="s-1031"/><text:span text:style-name="T3">"categoria"</text:span><text:bookmark text:name="s-1041"/><text:span text:style-name="T6">:</text:span><text:bookmark text:name="s-1051"/><text:span text:style-name="T9">"Literatura"</text:span><text:bookmark text:name="s-1061"/><text:span text:style-name="T6">,</text:span><text:span text:style-name="T12"><text:line-break/>         </text:span><text:bookmark text:name="s-1071"/><text:span text:style-name="T3">"Nivel"</text:span><text:bookmark text:name="s-1081"/><text:span text:style-name="T6">:</text:span><text:bookmark text:name="s-1091"/><text:span text:style-name="T9">2</text:span></text:p>
      <text:p text:style-name="P3">      </text:p>
      <text:p text:style-name="P4"><text:bookmark text:name="s-1101"/>}<text:bookmark text:name="s-1111"/><text:span text:style-name="T4">,</text:span><text:line-break/>      <text:bookmark text:name="s-1121"/>{</text:p>
      <text:p text:style-name="P3">         <text:bookmark text:name="s-1131"/><text:span text:style-name="T3">"pregunta"</text:span><text:bookmark text:name="s-1141"/><text:span text:style-name="T6">:</text:span><text:bookmark text:name="s-1151"/><text:span text:style-name="T9">"¿Qué son las siglas ADN?"</text:span><text:bookmark text:name="s-1161"/><text:span text:style-name="T6">,</text:span><text:span text:style-name="T12"><text:line-break/>         </text:span><text:bookmark text:name="s-1171"/><text:span text:style-name="T3">"respuesta"</text:span><text:bookmark text:name="s-1181"/><text:span text:style-name="T6">:</text:span><text:bookmark text:name="s-1191"/><text:span text:style-name="T9">"Ácido dexocirribonucleico"</text:span><text:bookmark text:name="s-1201"/><text:span text:style-name="T6">,</text:span><text:span text:style-name="T12"><text:line-break/>         </text:span><text:bookmark text:name="s-1211"/><text:span text:style-name="T3">"categoria"</text:span><text:bookmark text:name="s-1221"/><text:span text:style-name="T6">:</text:span><text:bookmark text:name="s-1231"/><text:span text:style-name="T9">"Ciencia"</text:span><text:bookmark text:name="s-1241"/><text:span text:style-name="T6">,</text:span><text:span text:style-name="T12"><text:line-break/>         </text:span><text:bookmark text:name="s-1251"/><text:span text:style-name="T3">"Nivel"</text:span><text:bookmark text:name="s-1261"/><text:span text:style-name="T6">:</text:span><text:bookmark text:name="s-1271"/><text:span text:style-name="T9">3</text:span></text:p>
      <text:p text:style-name="P3">      </text:p>
      <text:p text:style-name="P4"><text:bookmark text:name="s-1281"/>}<text:bookmark text:name="s-1291"/><text:span text:style-name="T4">,</text:span><text:line-break/>      <text:bookmark text:name="s-1301"/>{</text:p>
      <text:p text:style-name="P3">         <text:bookmark text:name="s-1311"/><text:span text:style-name="T3">"pregunta"</text:span><text:bookmark text:name="s-1321"/><text:span text:style-name="T6">:</text:span><text:bookmark text:name="s-133"/><text:span text:style-name="T11">¿Quién ganó el mundial del año 2014?</text:span><text:bookmark text:name="s-134"/><text:span text:style-name="T6">,</text:span><text:span text:style-name="T12"><text:line-break/>         </text:span><text:bookmark text:name="s-135"/><text:span text:style-name="T3">"respuesta"</text:span><text:bookmark text:name="s-136"/><text:span text:style-name="T6">:</text:span><text:bookmark text:name="s-137"/><text:span text:style-name="T9">"Alemania"</text:span><text:bookmark text:name="s-138"/><text:span text:style-name="T6">,</text:span><text:span text:style-name="T12"><text:line-break/>         </text:span><text:bookmark text:name="s-139"/><text:span text:style-name="T3">"categoria"</text:span><text:bookmark text:name="s-140"/><text:span text:style-name="T6">:</text:span><text:bookmark text:name="s-1411"/><text:span text:style-name="T9">"Deporte"</text:span><text:bookmark text:name="s-142"/><text:span text:style-name="T6">,</text:span><text:span text:style-name="T12"><text:line-break/>         </text:span><text:bookmark text:name="s-143"/><text:span text:style-name="T3">"Nivel"</text:span><text:bookmark text:name="s-144"/><text:span text:style-name="T6">:</text:span><text:bookmark text:name="s-145"/><text:span text:style-name="T9">3</text:span></text:p>
      <text:p text:style-name="P3">      </text:p>
      <text:p text:style-name="P4"><text:bookmark text:name="s-146"/><text:soft-page-break/>}<text:bookmark text:name="s-147"/><text:span text:style-name="T4">,</text:span><text:line-break/>      <text:bookmark text:name="s-148"/>{</text:p>
      <text:p text:style-name="P3">         <text:bookmark text:name="s-149"/><text:span text:style-name="T3">"pregunta"</text:span><text:bookmark text:name="s-150"/><text:span text:style-name="T6">:</text:span><text:bookmark text:name="s-1511"/><text:span text:style-name="T9">"¿Quiés es la actual reina de Inglaterra?"</text:span><text:bookmark text:name="s-152"/><text:span text:style-name="T6">,</text:span><text:span text:style-name="T12"><text:line-break/>         </text:span><text:bookmark text:name="s-153"/><text:span text:style-name="T3">"respuesta"</text:span><text:bookmark text:name="s-154"/><text:span text:style-name="T6">:</text:span><text:bookmark text:name="s-155"/><text:span text:style-name="T9">"Elizabeth II"</text:span><text:bookmark text:name="s-156"/><text:span text:style-name="T6">,</text:span><text:span text:style-name="T12"><text:line-break/>         </text:span><text:bookmark text:name="s-157"/><text:span text:style-name="T3">"categoria"</text:span><text:bookmark text:name="s-158"/><text:span text:style-name="T6">:</text:span><text:bookmark text:name="s-159"/><text:span text:style-name="T9">"Historia"</text:span><text:bookmark text:name="s-160"/><text:span text:style-name="T6">,</text:span><text:span text:style-name="T12"><text:line-break/>         </text:span><text:bookmark text:name="s-1611"/><text:span text:style-name="T3">"Nivel"</text:span><text:bookmark text:name="s-162"/><text:span text:style-name="T6">:</text:span><text:bookmark text:name="s-163"/><text:span text:style-name="T9">3</text:span></text:p>
      <text:p text:style-name="P3">      </text:p>
      <text:p text:style-name="P4"><text:bookmark text:name="s-164"/>}</text:p>
      <text:p text:style-name="P3">   </text:p>
      <text:p text:style-name="P4"><text:bookmark text:name="s-165"/>]</text:p>
      <text:p text:style-name="P7"><text:bookmark text:name="s-166"/><text:span text:style-name="T1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Consolas, 'Courier New', monospace"/>
    <style:font-face style:name="Ubuntu" svg:font-family="Ubuntu, Arial, Helvetic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8:00:56.182754891</meta:creation-date>
    <dc:date>2020-05-29T18:01:50.780239096</dc:date>
    <meta:editing-duration>PT55S</meta:editing-duration>
    <meta:editing-cycles>1</meta:editing-cycles>
    <meta:document-statistic meta:table-count="0" meta:image-count="0" meta:object-count="0" meta:page-count="3" meta:paragraph-count="57" meta:word-count="198" meta:character-count="2663" meta:non-whitespace-character-count="1722"/>
    <meta:generator>LibreOffice/6.0.7.3$Linux_X86_64 LibreOffice_project/00m0$Build-3</meta:generator>
  </office:meta>
</office:document-meta>
</file>